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3.52cm" fo:margin-left="2.339cm" table:align="left"/>
    </style:style>
    <style:style style:name="表格1.A" style:family="table-column">
      <style:table-column-properties style:column-width="1.111cm"/>
    </style:style>
    <style:style style:name="表格1.B" style:family="table-column">
      <style:table-column-properties style:column-width="4.524cm"/>
    </style:style>
    <style:style style:name="表格1.C" style:family="table-column">
      <style:table-column-properties style:column-width="7.885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2" style:family="table-row">
      <style:table-row-properties style:min-row-height="0.808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5.637cm" fo:margin-left="1.386cm" table:align="left"/>
    </style:style>
    <style:style style:name="表格2.A" style:family="table-column">
      <style:table-column-properties style:column-width="2.884cm"/>
    </style:style>
    <style:style style:name="表格2.B" style:family="table-column">
      <style:table-column-properties style:column-width="4.233cm"/>
    </style:style>
    <style:style style:name="表格2.C" style:family="table-column">
      <style:table-column-properties style:column-width="4.26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D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4.87cm" fo:margin-left="2.154cm" table:align="left"/>
    </style:style>
    <style:style style:name="表格3.A" style:family="table-column">
      <style:table-column-properties style:column-width="1.64cm"/>
    </style:style>
    <style:style style:name="表格3.B" style:family="table-column">
      <style:table-column-properties style:column-width="3.016cm"/>
    </style:style>
    <style:style style:name="表格3.C" style:family="table-column">
      <style:table-column-properties style:column-width="3.387cm"/>
    </style:style>
    <style:style style:name="表格3.D" style:family="table-column">
      <style:table-column-properties style:column-width="3.413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E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000000" officeooo:rsid="002d2242" officeooo:paragraph-rsid="002d2242"/>
    </style:style>
    <style:style style:name="P2" style:family="paragraph" style:parent-style-name="Text_20_body">
      <style:text-properties fo:color="#000000" officeooo:rsid="002d2242" officeooo:paragraph-rsid="002f0750"/>
    </style:style>
    <style:style style:name="P3" style:family="paragraph" style:parent-style-name="Text_20_body">
      <style:text-properties fo:color="#000000" officeooo:rsid="002f0750" officeooo:paragraph-rsid="003038c6"/>
    </style:style>
    <style:style style:name="P4" style:family="paragraph" style:parent-style-name="Text_20_body">
      <style:text-properties fo:color="#000000" officeooo:rsid="00268c24" officeooo:paragraph-rsid="00268c24"/>
    </style:style>
    <style:style style:name="P5" style:family="paragraph" style:parent-style-name="Text_20_body">
      <style:text-properties fo:color="#000000" officeooo:rsid="00268c24" officeooo:paragraph-rsid="003038c6"/>
    </style:style>
    <style:style style:name="P6" style:family="paragraph" style:parent-style-name="Text_20_body">
      <style:text-properties officeooo:paragraph-rsid="001ec382"/>
    </style:style>
    <style:style style:name="P7" style:family="paragraph" style:parent-style-name="Text_20_body">
      <style:text-properties officeooo:paragraph-rsid="00208a6c"/>
    </style:style>
    <style:style style:name="P8" style:family="paragraph" style:parent-style-name="Text_20_body">
      <style:text-properties officeooo:paragraph-rsid="00232be4"/>
    </style:style>
    <style:style style:name="P9" style:family="paragraph" style:parent-style-name="Text_20_body">
      <style:text-properties officeooo:paragraph-rsid="0021eed8"/>
    </style:style>
    <style:style style:name="P10" style:family="paragraph" style:parent-style-name="Text_20_body">
      <style:text-properties officeooo:paragraph-rsid="00249629"/>
    </style:style>
    <style:style style:name="P11" style:family="paragraph" style:parent-style-name="Text_20_body">
      <style:text-properties officeooo:paragraph-rsid="00268c24"/>
    </style:style>
    <style:style style:name="P12" style:family="paragraph" style:parent-style-name="Text_20_body">
      <style:text-properties officeooo:paragraph-rsid="00282e61"/>
    </style:style>
    <style:style style:name="P13" style:family="paragraph" style:parent-style-name="Text_20_body">
      <style:text-properties fo:color="#ce181e" officeooo:paragraph-rsid="00282e61"/>
    </style:style>
    <style:style style:name="P14" style:family="paragraph" style:parent-style-name="Text_20_body">
      <style:text-properties fo:color="#ce181e" officeooo:paragraph-rsid="00208a6c"/>
    </style:style>
    <style:style style:name="P15" style:family="paragraph" style:parent-style-name="Text_20_body">
      <style:text-properties fo:color="#ce181e" officeooo:rsid="002d2242" officeooo:paragraph-rsid="002f0750"/>
    </style:style>
    <style:style style:name="P16" style:family="paragraph" style:parent-style-name="Text_20_body">
      <style:text-properties officeooo:rsid="00282e61" officeooo:paragraph-rsid="00282e61"/>
    </style:style>
    <style:style style:name="P17" style:family="paragraph" style:parent-style-name="Text_20_body">
      <style:text-properties officeooo:rsid="00313882" officeooo:paragraph-rsid="00313882"/>
    </style:style>
    <style:style style:name="P18" style:family="paragraph" style:parent-style-name="Text_20_body">
      <style:text-properties officeooo:rsid="00328265" officeooo:paragraph-rsid="00328265"/>
    </style:style>
    <style:style style:name="P19" style:family="paragraph" style:parent-style-name="Text_20_body">
      <style:text-properties officeooo:rsid="00328265" officeooo:paragraph-rsid="00345c13"/>
    </style:style>
    <style:style style:name="P20" style:family="paragraph" style:parent-style-name="Text_20_body">
      <style:text-properties officeooo:rsid="00347386" officeooo:paragraph-rsid="00347386"/>
    </style:style>
    <style:style style:name="P21" style:family="paragraph" style:parent-style-name="Text_20_body">
      <style:text-properties officeooo:rsid="00347386" officeooo:paragraph-rsid="00377edc"/>
    </style:style>
    <style:style style:name="P22" style:family="paragraph" style:parent-style-name="Text_20_body">
      <style:text-properties officeooo:paragraph-rsid="00359fdb"/>
    </style:style>
    <style:style style:name="P23" style:family="paragraph" style:parent-style-name="Text_20_body">
      <style:text-properties officeooo:paragraph-rsid="00377edc"/>
    </style:style>
    <style:style style:name="P24" style:family="paragraph" style:parent-style-name="Text_20_body">
      <style:text-properties officeooo:paragraph-rsid="003a2334"/>
    </style:style>
    <style:style style:name="P25" style:family="paragraph" style:parent-style-name="Text_20_body">
      <style:text-properties officeooo:paragraph-rsid="003b52f0"/>
    </style:style>
    <style:style style:name="P26" style:family="paragraph" style:parent-style-name="Text_20_body">
      <style:text-properties officeooo:paragraph-rsid="003d460f"/>
    </style:style>
    <style:style style:name="P27" style:family="paragraph" style:parent-style-name="Text_20_body">
      <style:text-properties officeooo:paragraph-rsid="003ee1e4"/>
    </style:style>
    <style:style style:name="P28" style:family="paragraph" style:parent-style-name="Text_20_body">
      <style:text-properties officeooo:paragraph-rsid="00409326"/>
    </style:style>
    <style:style style:name="P29" style:family="paragraph" style:parent-style-name="Text_20_body">
      <style:text-properties officeooo:rsid="00345c13" officeooo:paragraph-rsid="00345c13"/>
    </style:style>
    <style:style style:name="P30" style:family="paragraph" style:parent-style-name="Text_20_body">
      <style:text-properties officeooo:rsid="00377edc" officeooo:paragraph-rsid="003a2334"/>
    </style:style>
    <style:style style:name="P31" style:family="paragraph" style:parent-style-name="Text_20_body">
      <style:text-properties officeooo:rsid="003b52f0" officeooo:paragraph-rsid="003b52f0"/>
    </style:style>
    <style:style style:name="P32" style:family="paragraph" style:parent-style-name="Text_20_body">
      <style:text-properties officeooo:rsid="003d460f" officeooo:paragraph-rsid="003d460f"/>
    </style:style>
    <style:style style:name="P33" style:family="paragraph" style:parent-style-name="Text_20_body">
      <style:text-properties officeooo:rsid="003ee1e4" officeooo:paragraph-rsid="003ee1e4"/>
    </style:style>
    <style:style style:name="P34" style:family="paragraph" style:parent-style-name="Text_20_body">
      <style:text-properties fo:color="#ed1c24" officeooo:rsid="003ee1e4" officeooo:paragraph-rsid="00409326"/>
    </style:style>
    <style:style style:name="P35" style:family="paragraph" style:parent-style-name="Text_20_body">
      <style:text-properties officeooo:paragraph-rsid="0041efd0"/>
    </style:style>
    <style:style style:name="P36" style:family="paragraph" style:parent-style-name="Text_20_body">
      <style:text-properties officeooo:paragraph-rsid="0045b073"/>
    </style:style>
    <style:style style:name="P37" style:family="paragraph" style:parent-style-name="Text_20_body">
      <style:text-properties officeooo:paragraph-rsid="00489ae2"/>
    </style:style>
    <style:style style:name="P38" style:family="paragraph" style:parent-style-name="Text_20_body">
      <style:text-properties officeooo:paragraph-rsid="0048ca80"/>
    </style:style>
    <style:style style:name="P39" style:family="paragraph" style:parent-style-name="Text_20_body">
      <style:text-properties officeooo:paragraph-rsid="004a91d4"/>
    </style:style>
    <style:style style:name="P40" style:family="paragraph" style:parent-style-name="Text_20_body">
      <style:text-properties officeooo:paragraph-rsid="004d97a7"/>
    </style:style>
    <style:style style:name="P41" style:family="paragraph" style:parent-style-name="Table_20_Contents">
      <style:text-properties officeooo:paragraph-rsid="0021eed8"/>
    </style:style>
    <style:style style:name="P42" style:family="paragraph" style:parent-style-name="Table_20_Contents">
      <style:text-properties fo:color="#ce181e" officeooo:paragraph-rsid="002c3a12"/>
    </style:style>
    <style:style style:name="P43" style:family="paragraph" style:parent-style-name="Table_20_Contents">
      <style:text-properties style:use-window-font-color="true" officeooo:rsid="002d2242" officeooo:paragraph-rsid="002d2242"/>
    </style:style>
    <style:style style:name="P44" style:family="paragraph" style:parent-style-name="Table_20_Contents">
      <style:text-properties officeooo:rsid="0045b073" officeooo:paragraph-rsid="0045b073"/>
    </style:style>
    <style:style style:name="P45" style:family="paragraph" style:parent-style-name="Table_20_Contents">
      <style:text-properties officeooo:rsid="00468879" officeooo:paragraph-rsid="00468879"/>
    </style:style>
    <style:style style:name="P46" style:family="paragraph" style:parent-style-name="Table_20_Contents">
      <style:text-properties officeooo:paragraph-rsid="00468879"/>
    </style:style>
    <style:style style:name="P47" style:family="paragraph" style:parent-style-name="Table_20_Contents">
      <style:text-properties officeooo:rsid="0047455b" officeooo:paragraph-rsid="0047455b"/>
    </style:style>
    <style:style style:name="P48" style:family="paragraph" style:parent-style-name="Text_20_body" style:list-style-name="L1"/>
    <style:style style:name="P49" style:family="paragraph" style:parent-style-name="Text_20_body" style:list-style-name="L2"/>
    <style:style style:name="P50" style:family="paragraph" style:parent-style-name="Text_20_body" style:list-style-name="L2">
      <style:text-properties officeooo:paragraph-rsid="002190bf"/>
    </style:style>
    <style:style style:name="P51" style:family="paragraph" style:parent-style-name="Text_20_body" style:list-style-name="L2">
      <style:text-properties officeooo:paragraph-rsid="00232be4"/>
    </style:style>
    <style:style style:name="P52" style:family="paragraph" style:parent-style-name="Text_20_body" style:list-style-name="L2">
      <style:text-properties officeooo:rsid="002190bf"/>
    </style:style>
    <style:style style:name="P53" style:family="paragraph" style:parent-style-name="Text_20_body" style:list-style-name="L2">
      <style:text-properties officeooo:rsid="002190bf" officeooo:paragraph-rsid="002190bf"/>
    </style:style>
    <style:style style:name="P54" style:family="paragraph" style:parent-style-name="Text_20_body" style:list-style-name="L3">
      <style:text-properties officeooo:paragraph-rsid="00268c24"/>
    </style:style>
    <style:style style:name="P55" style:family="paragraph" style:parent-style-name="Text_20_body" style:list-style-name="L4">
      <style:text-properties officeooo:rsid="00282e61" officeooo:paragraph-rsid="00282e61"/>
    </style:style>
    <style:style style:name="P56" style:family="paragraph" style:parent-style-name="Text_20_body">
      <style:text-properties officeooo:rsid="00468879" officeooo:paragraph-rsid="00489ae2"/>
    </style:style>
    <style:style style:name="P57" style:family="paragraph" style:parent-style-name="Text_20_body">
      <style:text-properties officeooo:rsid="004a91d4" officeooo:paragraph-rsid="004a91d4"/>
    </style:style>
    <style:style style:name="P58" style:family="paragraph" style:parent-style-name="Text_20_body">
      <style:text-properties officeooo:rsid="004a91d4" officeooo:paragraph-rsid="004d97a7"/>
    </style:style>
    <style:style style:name="P59" style:family="paragraph" style:parent-style-name="Text_20_body">
      <style:text-properties officeooo:paragraph-rsid="00519b9b"/>
    </style:style>
    <style:style style:name="P60" style:family="paragraph" style:parent-style-name="Text_20_body">
      <style:text-properties officeooo:rsid="00328265" officeooo:paragraph-rsid="00328265"/>
    </style:style>
    <style:style style:name="P61" style:family="paragraph" style:parent-style-name="Text_20_body">
      <style:text-properties officeooo:paragraph-rsid="003ee1e4"/>
    </style:style>
    <style:style style:name="P62" style:family="paragraph" style:parent-style-name="Heading_20_1">
      <style:text-properties officeooo:paragraph-rsid="00208a6c"/>
    </style:style>
    <style:style style:name="P63" style:family="paragraph" style:parent-style-name="Heading_20_1">
      <style:text-properties officeooo:paragraph-rsid="00409326"/>
    </style:style>
    <style:style style:name="P64" style:family="paragraph" style:parent-style-name="Heading_20_2">
      <style:text-properties officeooo:paragraph-rsid="00268c24"/>
    </style:style>
    <style:style style:name="P65" style:family="paragraph" style:parent-style-name="Heading_20_2">
      <style:text-properties officeooo:rsid="002f0750" officeooo:paragraph-rsid="002f0750"/>
    </style:style>
    <style:style style:name="P66" style:family="paragraph" style:parent-style-name="Heading_20_2">
      <style:text-properties officeooo:paragraph-rsid="00377edc"/>
    </style:style>
    <style:style style:name="P67" style:family="paragraph" style:parent-style-name="Heading_20_2">
      <style:text-properties officeooo:paragraph-rsid="00409326"/>
    </style:style>
    <style:style style:name="P68" style:family="paragraph" style:parent-style-name="Heading_20_2">
      <style:text-properties officeooo:paragraph-rsid="0041efd0"/>
    </style:style>
    <style:style style:name="P69" style:family="paragraph" style:parent-style-name="Heading_20_2">
      <style:text-properties officeooo:paragraph-rsid="00519b9b"/>
    </style:style>
    <style:style style:name="T1" style:family="text">
      <style:text-properties fo:color="#000000"/>
    </style:style>
    <style:style style:name="T2" style:family="text">
      <style:text-properties fo:color="#000000" officeooo:rsid="002f0750"/>
    </style:style>
    <style:style style:name="T3" style:family="text">
      <style:text-properties fo:color="#000000" officeooo:rsid="00268c24"/>
    </style:style>
    <style:style style:name="T4" style:family="text">
      <style:text-properties fo:color="#ce181e"/>
    </style:style>
    <style:style style:name="T5" style:family="text">
      <style:text-properties fo:color="#ce181e" officeooo:rsid="00282e61"/>
    </style:style>
    <style:style style:name="T6" style:family="text">
      <style:text-properties fo:color="#ce181e" officeooo:rsid="00268c24"/>
    </style:style>
    <style:style style:name="T7" style:family="text">
      <style:text-properties officeooo:rsid="001ec382"/>
    </style:style>
    <style:style style:name="T8" style:family="text">
      <style:text-properties officeooo:rsid="00208a6c"/>
    </style:style>
    <style:style style:name="T9" style:family="text">
      <style:text-properties officeooo:rsid="002190bf"/>
    </style:style>
    <style:style style:name="T10" style:family="text">
      <style:text-properties officeooo:rsid="0021eed8"/>
    </style:style>
    <style:style style:name="T11" style:family="text">
      <style:text-properties officeooo:rsid="00232be4"/>
    </style:style>
    <style:style style:name="T12" style:family="text">
      <style:text-properties officeooo:rsid="00249629"/>
    </style:style>
    <style:style style:name="T13" style:family="text">
      <style:text-properties officeooo:rsid="00268c24"/>
    </style:style>
    <style:style style:name="T14" style:family="text">
      <style:text-properties officeooo:rsid="00282e61"/>
    </style:style>
    <style:style style:name="T15" style:family="text">
      <style:text-properties officeooo:rsid="0028f9af"/>
    </style:style>
    <style:style style:name="T16" style:family="text">
      <style:text-properties officeooo:rsid="002f0750"/>
    </style:style>
    <style:style style:name="T17" style:family="text">
      <style:text-properties officeooo:rsid="003038c6"/>
    </style:style>
    <style:style style:name="T18" style:family="text">
      <style:text-properties officeooo:rsid="00345c13"/>
    </style:style>
    <style:style style:name="T19" style:family="text">
      <style:text-properties officeooo:rsid="00359fdb"/>
    </style:style>
    <style:style style:name="T20" style:family="text">
      <style:text-properties officeooo:rsid="00377edc"/>
    </style:style>
    <style:style style:name="T21" style:family="text">
      <style:text-properties fo:color="#ed1c24"/>
    </style:style>
    <style:style style:name="T22" style:family="text">
      <style:text-properties fo:color="#ed1c24" officeooo:rsid="003ee1e4"/>
    </style:style>
    <style:style style:name="T23" style:family="text">
      <style:text-properties officeooo:rsid="003b52f0"/>
    </style:style>
    <style:style style:name="T24" style:family="text">
      <style:text-properties officeooo:rsid="003c3c20"/>
    </style:style>
    <style:style style:name="T25" style:family="text">
      <style:text-properties officeooo:rsid="003d460f"/>
    </style:style>
    <style:style style:name="T26" style:family="text">
      <style:text-properties officeooo:rsid="003ee1e4"/>
    </style:style>
    <style:style style:name="T27" style:family="text">
      <style:text-properties officeooo:rsid="00409326"/>
    </style:style>
    <style:style style:name="T28" style:family="text">
      <style:text-properties officeooo:rsid="0041efd0"/>
    </style:style>
    <style:style style:name="T29" style:family="text">
      <style:text-properties officeooo:rsid="00445b7c"/>
    </style:style>
    <style:style style:name="T30" style:family="text">
      <style:text-properties officeooo:rsid="0045b073"/>
    </style:style>
    <style:style style:name="T31" style:family="text">
      <style:text-properties officeooo:rsid="00468879"/>
    </style:style>
    <style:style style:name="T32" style:family="text">
      <style:text-properties officeooo:rsid="00489ae2"/>
    </style:style>
    <style:style style:name="T33" style:family="text">
      <style:text-properties officeooo:rsid="004a91d4"/>
    </style:style>
    <style:style style:name="T34" style:family="text">
      <style:text-properties officeooo:rsid="004bf566"/>
    </style:style>
    <style:style style:name="T35" style:family="text">
      <style:text-properties officeooo:rsid="004f34a3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265cm" fo:text-indent="-0.635cm" fo:margin-left="2.26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cm" fo:text-indent="-0.635cm" fo:margin-left="2.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75cm" fo:text-indent="-0.635cm" fo:margin-left="6.0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65cm" fo:text-indent="-0.635cm" fo:margin-left="2.2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cm" fo:text-indent="-0.635cm" fo:margin-left="2.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35cm" fo:text-indent="-0.635cm" fo:margin-left="3.5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05cm" fo:text-indent="-0.635cm" fo:margin-left="4.8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75cm" fo:text-indent="-0.635cm" fo:margin-left="6.0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45cm" fo:text-indent="-0.635cm" fo:margin-left="7.3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框架9" text:anchor-type="page" text:anchor-page-number="1" svg:x="0cm" svg:y="0cm" svg:width="0.529cm" draw:z-index="0">
        <draw:text-box fo:min-height="21.908cm">
          <text:p text:style-name="Text_20_body"/>
        </draw:text-box>
      </draw:frame>
      <text:h text:style-name="Heading_20_1" text:outline-level="1"><text:s/>一.为样式找到应用目标</text:h>
      <text:h text:style-name="Heading_20_2" text:outline-level="2"><text:s/>1. 伪类：</text:h>
      <text:p text:style-name="Text_20_body"><text:s text:c="24"/>:link和:visited 称为链接伪类，只能应用于锚元素。</text:p>
      <text:p text:style-name="Text_20_body"><text:s text:c="25"/>:hover :active :focus称为动态伪类，理论上可以应用于任何元素。</text:p>
      <text:p text:style-name="P6"><text:s text:c="11"/><text:span text:style-name="T4"><text:s text:c="3"/>（IE6只注意应用于锚链接的 :active和:hover 选择器，忽略:focus <text:s/>IE7都支持:hover ，但是忽 <text:s/></text:span></text:p>
      <text:p text:style-name="P6"><text:span text:style-name="T4"><text:s text:c="15"/>略:active 和 :focus</text:span>）</text:p>
      <text:p text:style-name="Text_20_body"><text:s text:c="5"/></text:p>
      <text:h text:style-name="Heading_20_2" text:outline-level="2"><text:s/>2. 通用选择器：</text:h>
      <text:p text:style-name="P6"><text:s text:c="20"/>*{</text:p>
      <text:p text:style-name="P6"><text:s text:c="10"/></text:p>
      <text:p text:style-name="P6"><text:s text:c="24"/>}</text:p>
      <text:h text:style-name="Heading_20_2" text:outline-level="2">3. 高级选择器:</text:h>
      <text:p text:style-name="Text_20_body"><text:s text:c="15"/>子选择器 <text:s text:c="7"/>&gt; <text:s/>(支持IE7和IE7+)（IE7中，如果目标元素之间有注释， 会出问题）</text:p>
      <text:p text:style-name="Text_20_body"><text:s text:c="15"/>相邻同胞选择器 + (支持IE7和IE7+)（IE7中，如果目标元素之间有注释， 会出问题）</text:p>
      <text:p text:style-name="P6"><text:s text:c="15"/>属性选择器 </text:p>
      <text:h text:style-name="Heading_20_2" text:outline-level="2">4. 层叠和特殊性：</text:h>
      <text:p text:style-name="Text_20_body"><text:s text:c="12"/>层叠给每一个规则分配一个重要度。 <text:s text:c="4"/></text:p>
      <text:p text:style-name="Text_20_body"><text:s text:c="11"/>特殊性：将规则的每个选择器的值加在一起，计算出规则的特殊性。 <text:s text:c="2"/></text:p>
      <text:p text:style-name="Text_20_body"><text:s text:c="6"/>* 权值越大，越优先。</text:p>
      <text:p text:style-name="Text_20_body"><text:s text:c="6"/>* CSS选择器权重相同，后声明的CSS选择器样式覆盖前面的CSS</text:p>
      <text:p text:style-name="Text_20_body"><text:s text:c="6"/>* 创作者的规则高于浏览者</text:p>
      <text:p text:style-name="Text_20_body"><text:s text:c="6"/>* 继承的CSS样式不如后制定的CSS样式</text:p>
      <text:p text:style-name="Text_20_body"><text:s text:c="6"/>* 在同一组属性设置中标有“！important”规则的优先级最大。</text:p>
      <text:h text:style-name="Heading_20_2" text:outline-level="2">5.继承: <text:s text:c="3"/></text:h>
      <text:p text:style-name="P6"><text:s text:c="12"/>应用样式的元素的后代会继承样式的某些属性。</text:p>
      <text:h text:style-name="Heading_20_2" text:outline-level="2"><text:soft-page-break/><text:s text:c="2"/>6.规划、组织和维护样式表</text:h>
      <text:p text:style-name="Text_20_body"><text:s text:c="9"/>对文档应用样式：</text:p>
      <text:list xml:id="list2609986505" text:style-name="L1">
        <text:list-item>
          <text:p text:style-name="P48">内联样式</text:p>
        </text:list-item>
        <text:list-item>
          <text:p text:style-name="P48">外部样式：</text:p>
        </text:list-item>
      </text:list>
      <text:p text:style-name="Text_20_body"><text:s text:c="32"/>链接<text:span text:style-name="T7">&lt;link <text:s/>href=”” rel=”stylesheet” type=”text/css”&gt;</text:span></text:p>
      <text:p text:style-name="P7"><text:s text:c="32"/>导入<text:span text:style-name="T8">&lt;style type=”text/css”&gt;@import url();&lt;/style&gt;</text:span></text:p>
      <text:p text:style-name="P59"><text:s text:c="30"/><text:span text:style-name="T8">(法一：导入到HTML文档，法二：从另一样式表导入样式表， <text:s text:c="6"/>导入样式表比链接样 <text:s text:c="31"/></text:span></text:p>
      <text:p text:style-name="P59"><text:span text:style-name="T8"><text:s text:c="32"/>式表慢)</text:span></text:p>
      <text:h text:style-name="P62" text:outline-level="1">二. <text:s text:c="2"/>可视化格式模型 <text:s text:c="4"/></text:h>
      <text:h text:style-name="Heading_20_2" text:outline-level="2"><text:span text:style-name="T8">1.盒模型</text:span> <text:s text:c="4"/></text:h>
      <text:list xml:id="list3441249652" text:style-name="L2">
        <text:list-item>
          <text:p text:style-name="P52">outline属性：轮廓绘制在元素框之上，所以不影响元素的的大小或者定位 ，因此有助于修复bug。（IE7和IE7-不支持）</text:p>
        </text:list-item>
        <text:list-item>
          <text:p text:style-name="P49">使用全局<text:span text:style-name="T9">reset</text:span></text:p>
          <text:p text:style-name="P49"/>
          <text:p text:style-name="P53">*{</text:p>
          <text:p text:style-name="P53">margin:0;</text:p>
          <text:p text:style-name="P53">padding:0;</text:p>
          <text:p text:style-name="P50"><text:span text:style-name="T9">}</text:span> <text:s text:c="3"/>显示地设置为<text:span text:style-name="T9">0更为安全。</text:span> </text:p>
        </text:list-item>
        <text:list-item>
          <text:p text:style-name="P51">IE盒模型和标准盒模型：</text:p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/>
          </table:table-cell>
          <table:table-cell table:style-name="表格1.A1" office:value-type="string">
            <text:p text:style-name="P9">标准盒模型</text:p>
          </table:table-cell>
          <table:table-cell table:style-name="表格1.C1" office:value-type="string">
            <text:p text:style-name="P9">IE盒模型</text:p>
          </table:table-cell>
        </table:table-row>
        <table:table-row table:style-name="表格1.2">
          <table:table-cell table:style-name="表格1.A2" office:value-type="string">
            <text:p text:style-name="Table_20_Contents">异</text:p>
          </table:table-cell>
          <table:table-cell table:style-name="表格1.A2" office:value-type="string">
            <text:p text:style-name="Table_20_Contents">width属性包括：content</text:p>
            <text:p text:style-name="Table_20_Contents"/>
          </table:table-cell>
          <table:table-cell table:style-name="表格1.C2" office:value-type="string">
            <text:p text:style-name="P41">width属性包括：content<text:span text:style-name="T10">+padding+border</text:span></text:p>
          </table:table-cell>
        </table:table-row>
        <table:table-row table:style-name="表格1.2">
          <table:table-cell table:style-name="表格1.A2" office:value-type="string">
            <text:p text:style-name="Standard">同</text:p>
          </table:table-cell>
          <table:table-cell table:style-name="表格1.C2" table:number-columns-spanned="2" office:value-type="string">
            <text:p text:style-name="Standard">margin产生效果一样<text:span text:style-name="T10">，都会占用实际的空间，但是不改变盒子的大小。</text:span></text:p>
          </table:table-cell>
          <table:covered-table-cell/>
        </table:table-row>
      </table:table>
      <text:p text:style-name="Text_20_body"><text:s text:c="26"/>IE<text:span text:style-name="T11">8及IE8-只支持IE盒模型，IE8+通过CSS3的box-sizing属性设置浏览器的盒模型。</text:span></text:p>
      <text:p text:style-name="P8"><text:s text:c="24"/><text:span text:style-name="T11">box-sizing：content</text:span>-<text:span text:style-name="T11">box(默认值，W3C标准盒模型)、border-box（IE盒模型）</text:span></text:p>
      <text:p text:style-name="P8"><text:s text:c="17"/><text:span text:style-name="T11">4）外边距叠加：</text:span></text:p>
      <text:p text:style-name="P8"><text:s text:c="22"/>当两个或者更多垂直外边距相遇时，形成一个外边距，其高度为两个发生叠加的外边距的高 </text:p>
      <text:p text:style-name="P8"><text:s text:c="23"/>度中的<text:span text:style-name="T4">较大</text:span>者。</text:p>
      <text:p text:style-name="P10"><text:s text:c="20"/>好处：例如几个段落组成的稳本页面，由于外边距重叠，段落之间的顶外边距和底外边距叠加，</text:p>
      <text:p text:style-name="P10"><text:soft-page-break/><text:s text:c="28"/>这样各处的距离就一致了。</text:p>
      <text:p text:style-name="P11"><text:s text:c="13"/><text:span text:style-name="T4"><text:s text:c="4"/>防止外边距叠加方案： <text:s text:c="7"/></text:span><text:s text:c="6"/></text:p>
      <text:list xml:id="list3258636966" text:style-name="L3">
        <text:list-header>
          <text:p text:style-name="P54"><text:s text:c="9"/><text:span text:style-name="T13">1）</text:span>外层元素用<text:span text:style-name="T12">padding代替或者与元素背景相同的小边框修复。</text:span></text:p>
          <text:p text:style-name="P54"><text:s text:c="11"/><text:span text:style-name="T34">2）内层元素绝对定位： postion:absolute;</text:span></text:p>
        </text:list-header>
      </text:list>
      <text:p text:style-name="P11"><text:s text:c="25"/><text:span text:style-name="T34">3)内层元素加： float:left; 或者display:inline-block;</text:span></text:p>
      <text:h text:style-name="P64" text:outline-level="2"><text:span text:style-name="T13">2.定位</text:span> <text:span text:style-name="T13">：</text:span></text:h>
      <text:p text:style-name="P11"><text:s text:c="12"/><text:span text:style-name="T4"><text:s text:c="3"/>CSS3 <text:s/>中有</text:span><text:span text:style-name="T6">3种基本定位机制：普通流、浮动、绝对定位。</text:span></text:p>
      <text:p text:style-name="P11"><text:span text:style-name="T6"><text:s text:c="16"/></text:span><text:span text:style-name="T3">普通流：元素的位置由该元素在HTML文档中的位置决定。</text:span></text:p>
      <text:p text:style-name="P4"><text:s text:c="16"/>浮动：元素首先按照普通流的位置出现，然后根据浮动的方向尽可能偏移，效果与文本环绕类似。</text:p>
      <text:p text:style-name="P5"><text:s text:c="16"/>绝对定位：元素会整体脱离普通流，因此不会对其兄弟元素造成影响，元素的位置由绝对定位的</text:p>
      <text:p text:style-name="P5"><text:s text:c="35"/>坐标决定。</text:p>
      <text:p text:style-name="P12"><text:s text:c="12"/><text:span text:style-name="T14">1》</text:span>可以使用<text:span text:style-name="T14">display改变框的类型：</text:span></text:p>
      <text:p text:style-name="P12"><text:s text:c="35"/>block、<text:span text:style-name="T14">none、inline、</text:span><text:span text:style-name="T5">inline-block</text:span><text:span text:style-name="T14">（像行内元素一样水平排列，但是框的内容符合块</text:span></text:p>
      <text:p text:style-name="P16"><text:s text:c="30"/>框级的行为，能设置宽高等）</text:p>
      <text:p text:style-name="P12"><text:s text:c="12"/><text:span text:style-name="T4"><text:s text:c="14"/>将一些文本添加到一个块级元素的开头时，没有把这些文本定义为块级元素，也会被当成块 </text:span></text:p>
      <text:p text:style-name="P13"><text:s text:c="25"/>级元素对待，这个框成为匿名块框。</text:p>
      <text:list xml:id="list3501737981" text:style-name="L4">
        <text:list-header>
          <text:p text:style-name="P55">2》定位</text:p>
        </text:list-header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row>
          <table:table-cell table:style-name="表格2.A1" office:value-type="string">
            <text:p text:style-name="Table_20_Contents"/>
          </table:table-cell>
          <table:table-cell table:style-name="表格2.A1" office:value-type="string">
            <text:p text:style-name="Table_20_Contents">relative</text:p>
          </table:table-cell>
          <table:table-cell table:style-name="表格2.A1" office:value-type="string">
            <text:p text:style-name="Table_20_Contents">absolute</text:p>
          </table:table-cell>
          <table:table-cell table:style-name="表格2.D1" office:value-type="string">
            <text:p text:style-name="Table_20_Contents">fixed</text:p>
          </table:table-cell>
        </table:table-row>
        <table:table-row>
          <table:table-cell table:style-name="表格2.A2" office:value-type="string">
            <text:p text:style-name="Table_20_Contents">定义</text:p>
          </table:table-cell>
          <table:table-cell table:style-name="表格2.A2" office:value-type="string">
            <text:p text:style-name="Table_20_Contents">相对自己原来的位置移动</text:p>
          </table:table-cell>
          <table:table-cell table:style-name="表格2.A2" office:value-type="string">
            <text:p text:style-name="Table_20_Contents">如果用top描述，定位参考点是页面的左上角。如果用<text:span text:style-name="T15">bottom，则参考点事浏览器首屏窗口尺寸对应的页面的左下角。</text:span></text:p>
          </table:table-cell>
          <table:table-cell table:style-name="表格2.D2" office:value-type="string">
            <text:p text:style-name="Table_20_Contents">相对浏览器窗口定位，页面如何滚动，盒子显示的位置 不变。</text:p>
          </table:table-cell>
        </table:table-row>
        <table:table-row>
          <table:table-cell table:style-name="表格2.A2" office:value-type="string">
            <text:p text:style-name="Table_20_Contents">性质</text:p>
          </table:table-cell>
          <table:table-cell table:style-name="表格2.A2" office:value-type="string">
            <text:p text:style-name="Table_20_Contents">不脱标，形影分离</text:p>
          </table:table-cell>
          <table:table-cell table:style-name="表格2.A2" office:value-type="string">
            <text:p text:style-name="Table_20_Contents">脱标</text:p>
          </table:table-cell>
          <table:table-cell table:style-name="表格2.D2" office:value-type="string">
            <text:p text:style-name="Table_20_Contents">脱标</text:p>
          </table:table-cell>
        </table:table-row>
        <table:table-row>
          <table:table-cell table:style-name="表格2.A2" office:value-type="string">
            <text:p text:style-name="Table_20_Contents">用途</text:p>
          </table:table-cell>
          <table:table-cell table:style-name="表格2.A2" office:value-type="string">
            <text:p text:style-name="Table_20_Contents">微调元素、绝对定位的参考，子绝父相</text:p>
          </table:table-cell>
          <table:table-cell table:style-name="表格2.A2" office:value-type="string">
            <text:p text:style-name="Table_20_Contents">子绝父相，页面比较稳固，用作压盖效果</text:p>
          </table:table-cell>
          <table:table-cell table:style-name="表格2.D2" office:value-type="string">
            <text:p text:style-name="Table_20_Contents">返回顶部按钮、顶部导航条</text:p>
          </table:table-cell>
        </table:table-row>
      </table:table>
      <text:p text:style-name="P16"/>
      <text:p text:style-name="P14"><text:s text:c="9"/>子绝父相：在Windows上的IE5.5和IE6中：如果在父元素的右边或者底部设置子元素，需要确保父元素设置了尺寸，否则会错误地相对于画布定位子元素。</text:p>
      <text:p text:style-name="P42">fixed（IE6不兼容，IE7部分支持）解决办法：使用JS在IE中重现这个效果。</text:p>
      <text:p text:style-name="P43"/>
      <text:p text:style-name="P1">3.》浮动：</text:p>
      <text:p text:style-name="P1"><text:soft-page-break/><text:s text:c="9"/>脱标，会影响周边元素、父元素位置和宽高。</text:p>
      <text:p text:style-name="P15"><text:s text:c="6"/>清除浮动：</text:p>
      <text:p text:style-name="P15">在清理元素时，浏览器在元素顶上添加 足够的外边距，使元素的顶边缘垂直下降到浮动框下面，实际上是为前面浮动的元素流出了垂直空间。<text:span text:style-name="T1"> <text:s text:c="2"/>clear:框的哪边不应该挨着浮动框</text:span><text:span text:style-name="T2">。</text:span></text:p>
      <text:p text:style-name="P1"><text:s text:c="11"/>1.父元素设置为定高。（不推荐，如果内层div改变，需要修改外层div高度）</text:p>
      <text:p text:style-name="P1"><text:s text:c="10"/>2. 父元素内部的末尾处添加新元素，设置clear：both（不推荐，会增加DOM元素<text:span text:style-name="T16">）</text:span> <text:s text:c="4"/></text:p>
      <text:p text:style-name="P1"><text:s text:c="10"/><text:span text:style-name="T16">3.父级元素使用overflow:hidden（推荐，准确来说，不设置为visible都可以）</text:span></text:p>
      <text:p text:style-name="P1"><text:s text:c="11"/><text:span text:style-name="T16">4.对父元素使用伪元素。 (推荐，在IE6以及IE6-中不起作用)</text:span></text:p>
      <text:p text:style-name="P2"><text:s text:c="31"/>.outer:<text:span text:style-name="T16">after{</text:span></text:p>
      <text:p text:style-name="P2"><text:s text:c="56"/>content:’.’;</text:p>
      <text:p text:style-name="P2"><text:s text:c="56"/><text:span text:style-name="T16">height:0;</text:span></text:p>
      <text:p text:style-name="P2"><text:s text:c="57"/><text:span text:style-name="T17">visibility:hidden; </text:span></text:p>
      <text:p text:style-name="P3"><text:s text:c="57"/><text:span text:style-name="T17">display:block; </text:span></text:p>
      <text:p text:style-name="P3"><text:s text:c="58"/><text:span text:style-name="T17">clear:both;</text:span> }</text:p>
      <text:h text:style-name="P65" text:outline-level="2"><text:s/>解决办法？？？</text:h>
      <text:h text:style-name="Heading_20_1" text:outline-level="1">三.背景图像效果 </text:h>
      <text:h text:style-name="Heading_20_2" text:outline-level="2">1.背景位置：</text:h>
      <text:p text:style-name="P17"><text:s text:c="15"/>使用像素，图像左上角到元素左上角的距离为指定的像素数。</text:p>
      <text:p text:style-name="P17"><text:s text:c="15"/>使用百分数，百分数定位是是使用图像上的一个定位点。</text:p>
      <text:h text:style-name="Heading_20_2" text:outline-level="2">2.投影：</text:h>
      <text:p text:style-name="P18"><text:s text:c="15"/>法一：使用负的外边距偏移图像。</text:p>
      <text:p text:style-name="P18"><text:s text:c="11"/>法二：使用相对定位来偏移图像。</text:p>
      <text:p text:style-name="P18"><text:s text:c="12"/>法三：CSS3的box-shadow属性 <text:s/>box-shadow:垂直偏移、水平偏移、投影的宽度、投影颜色。</text:p>
      <text:h text:style-name="Heading_20_2" text:outline-level="2">3.不透明度：</text:h>
      <text:p text:style-name="P18"><text:s text:c="15"/>。css不透明度：opacity</text:p>
      <text:p text:style-name="P19"><text:s text:c="38"/>问题：除了对背景生效外，应用它的元素的内容也会继承它。如果框的不透明度低， <text:s text:c="55"/></text:p>
      <text:p text:style-name="P19"><text:soft-page-break/><text:s text:c="51"/>框的内容难以辨认，解决办法：RGB<text:span text:style-name="T18">a</text:span>。</text:p>
      <text:p text:style-name="P19"><text:s text:c="12"/>。<text:span text:style-name="T18">RGBa</text:span></text:p>
      <text:p text:style-name="P19"><text:s text:c="12"/>。<text:span text:style-name="T18">PNG透明度：</text:span></text:p>
      <text:p text:style-name="P19"><text:s text:c="26"/>支持<text:span text:style-name="T18">alpha透明度，IE6不直接支持，而IE7和IE8支持。</text:span></text:p>
      <text:p text:style-name="P19"><text:s text:c="23"/>解决IE6兼容性办法： 法一：使用专有的A<text:span text:style-name="T18">lphaImageLoader过滤器加载PNG并且应用</text:span></text:p>
      <text:p text:style-name="P29"><text:s text:c="79"/>alpha透明度，并且隐藏原来的背景图像。</text:p>
      <text:p text:style-name="P19"><text:s text:c="67"/>法二：使用IE PNG <text:span text:style-name="T18">fix技术：下载.htc文件并且在IE6专用的样式表 </text:span></text:p>
      <text:p text:style-name="P29"><text:s text:c="82"/>中引用它。</text:p>
      <text:h text:style-name="Heading_20_2" text:outline-level="2">4.图像替换：</text:h>
      <text:p text:style-name="P20"><text:s text:c="13"/>FIR：（严重的可访问性问题，应该避免使用)问题时关闭图像但是打开CSS的情况下时无效的。</text:p>
      <text:p text:style-name="P20"><text:s text:c="13"/>Phark: <text:s text:c="2"/>非常大的负值文本缩进。text-indent 问题时关闭图像但是打开CSS的情况下时无效的。</text:p>
      <text:p text:style-name="P21"><text:s text:c="13"/>sIFR: 用Flash文件替换文本。问题是涉及加载时间，页面必须完全加载，然后js才能替换文本。 </text:p>
      <text:p text:style-name="P21"><text:s text:c="13"/>因此最好不要在大型项目中使用。 </text:p>
      <text:h text:style-name="Heading_20_1" text:outline-level="1">四.对应链接应用样式：</text:h>
      <text:h text:style-name="Heading_20_2" text:outline-level="2"><text:s text:c="4"/><text:span text:style-name="T19">1.简单的链接样式：</text:span></text:h>
      <text:p text:style-name="Text_20_body"><text:s text:c="20"/>选择器的次序： <text:s/>：link <text:s text:c="3"/>:<text:span text:style-name="T19">visited <text:s text:c="2"/>:hover <text:s text:c="4"/>:focus :active</text:span></text:p>
      <text:h text:style-name="Heading_20_2" text:outline-level="2"><text:s text:c="3"/><text:span text:style-name="T19">2.为链接目标设置样式：</text:span></text:h>
      <text:p text:style-name="P22"><text:s text:c="15"/>CSS3允许使用 ：<text:span text:style-name="T19">target伪类为目标元素设置样式。</text:span></text:p>
      <text:h text:style-name="P66" text:outline-level="2"><text:s text:c="2"/>3.CSS精灵：</text:h>
      <text:p text:style-name="Text_20_body"><text:s text:c="15"/>减少网站的的http请求数量。</text:p>
      <text:h text:style-name="Heading_20_1" text:outline-level="1">五.对列表应用样式和创建导航条 <text:s text:c="8"/></text:h>
      <text:p text:style-name="Text_20_body"><text:s text:c="3"/>对列表应用样式：</text:p>
      <text:p text:style-name="Text_20_body"><text:s text:c="13"/>首先，去掉默认的项目符号、将外边距和内边距设置为零。</text:p>
      <text:h text:style-name="P66" text:outline-level="2"><text:soft-page-break/><text:span text:style-name="T20">1.</text:span>基本样式表</text:h>
      <text:p text:style-name="P24"><text:s text:c="13"/>添加项目符号： list-<text:span text:style-name="T20">style-image（但是此方法对项目符号图像的位置控制能力不强），因此，较 </text:span></text:p>
      <text:p text:style-name="P30"><text:s text:c="15"/>好的办法是关闭项目符号list-style-type：none; ，并将定制的项目符作为背景添加到列表元素上。</text:p>
      <text:p text:style-name="P23"><text:s text:c="8"/><text:span text:style-name="T21"><text:s text:c="5"/>不对列表应用样式，而是对其中的锚链接应用样式，由此提供更好的浏览器兼容性。</text:span></text:p>
      <text:h text:style-name="Heading_20_2" text:outline-level="2">2.下拉菜单：</text:h>
      <text:p text:style-name="Text_20_body"><text:s text:c="13"/>把子导航嵌套无序列表中，把列表定位到屏幕之外，然后当鼠标悬停在父列表项上时重新定位它。</text:p>
      <text:h text:style-name="Heading_20_1" text:outline-level="1">六.对表单和数据表格应用样式</text:h>
      <text:h text:style-name="Heading_20_2" text:outline-level="2"><text:s text:c="7"/><text:span text:style-name="T23">1.表格特有的元素：</text:span></text:h>
      <text:p text:style-name="P25"><text:s text:c="22"/>c<text:span text:style-name="T23">aption <text:s text:c="5"/>summary <text:s text:c="4"/>thead tbody <text:s text:c="2"/>tfoot <text:s text:c="2"/>col colgroup</text:span></text:p>
      <text:p text:style-name="P25"><text:s text:c="21"/><text:span text:style-name="T23">1&gt;caption: </text:span>用作表格的标题<text:span text:style-name="T23">。 <text:s text:c="4"/>summary:描述表格的内容。</text:span></text:p>
      <text:p text:style-name="P25"><text:s text:c="21"/><text:span text:style-name="T23">2&gt;</text:span> 如果使用 <text:span text:style-name="T23">thead tfoot，必须要有tbody。一个表格中只能使用一个thead和tfoot元素，可 </text:span></text:p>
      <text:p text:style-name="P31"><text:s text:c="30"/>以 有多个tbody元素。</text:p>
      <text:p text:style-name="P31"><text:s text:c="22"/>3&gt;colgroup能够使用col元素对一个或者多个列定义和分组，支持它们的样式的浏览器不多。</text:p>
      <text:h text:style-name="Heading_20_2" text:outline-level="2"><text:s text:c="4"/><text:span text:style-name="T24">2.对表格应用样式：</text:span></text:h>
      <text:p text:style-name="Text_20_body"><text:s text:c="12"/>CSS规范有两个表格边盒模型： 单独的和叠加的 <text:s text:c="2"/>border-<text:span text:style-name="T24">collapse:separate、collapse</text:span></text:p>
      <text:p text:style-name="P26"><text:s text:c="11"/>border-<text:span text:style-name="T25">spacing:可以控制单元格之间的距离。但是IE7以及IE7-不支持。因此需要使用老式但可</text:span></text:p>
      <text:p text:style-name="P32"><text:s text:c="11"/>靠的cellspacing属性。</text:p>
      <text:h text:style-name="Heading_20_2" text:outline-level="2"><text:s text:c="4"/><text:span text:style-name="T26">3.提交按钮：</text:span></text:h>
      <text:p text:style-name="P27"><text:s text:c="18"/>OSX等许多操作系统禁止修改<text:span text:style-name="T26">input按钮的样式，这是为了在整个操作系统中保持一致。但是</text:span></text:p>
      <text:p text:style-name="P33"><text:s text:c="17"/>button元素不受这些限制的影响。</text:p>
      <text:p text:style-name="P27"><text:s text:c="12"/>button有一些默认样式，我们希望关闭它们 <text:s text:c="3"/></text:p>
      <text:p text:style-name="P59"><text:s text:c="82"/>button<text:span text:style-name="T26">{border：none; background:none; <text:s text:c="4"/>cursor:pointer}</text:span></text:p>
      <text:p text:style-name="P27"><text:span text:style-name="T26"><text:s text:c="6"/></text:span><text:span text:style-name="T21"><text:s text:c="2"/>兼容性问题：button元素的主要限制时IE</text:span><text:span text:style-name="T22">6（在某种程度上还有IE7）处理提交的方式。其他浏</text:span></text:p>
      <text:p text:style-name="P34"><text:s text:c="43"/>览器提交value属性的内容，但是IE6和IE7提交元素本身的内容。因此，如果页 </text:p>
      <text:p text:style-name="P34"><text:s text:c="43"/>面上有多个按钮，IE6会提交所有按钮的内容。如果希望一个页面上使用多个按钮，</text:p>
      <text:p text:style-name="P34"><text:s text:c="43"/>就需要确保他们的功能是相同的</text:p>
      <text:h text:style-name="P67" text:outline-level="2"><text:soft-page-break/><text:s text:c="5"/>4.表单反馈</text:h>
      <text:p text:style-name="P28"><text:s text:c="17"/>可以将反馈文本放在一个<text:span text:style-name="T27">em中</text:span> <text:s text:c="12"/>。</text:p>
      <text:p text:style-name="P28"><text:s text:c="16"/>兼容性问题：IE6和更低版本错误地将反馈<text:span text:style-name="T27">em的宽度设置为最小宽度。解决：用条件注释为em</text:span></text:p>
      <text:p text:style-name="P28"><text:span text:style-name="T27"><text:s text:c="42"/>设置显示的宽度。</text:span> <text:s text:c="14"/></text:p>
      <text:h text:style-name="P63" text:outline-level="1"><text:s text:c="2"/>七.布局 <text:s text:c="3"/></text:h>
      <text:h text:style-name="P68" text:outline-level="2"><text:s text:c="11"/><text:span text:style-name="T28">1.使用外边距让设计居中</text:span> <text:s text:c="42"/></text:h>
      <text:p text:style-name="Text_20_body"><text:s text:c="22"/>.<text:span text:style-name="T28">wrapper{</text:span></text:p>
      <text:p text:style-name="Text_20_body"><text:s text:c="35"/><text:span text:style-name="T28">width:920px;</text:span></text:p>
      <text:p text:style-name="P35"><text:s text:c="35"/><text:span text:style-name="T28">margin: 0 auto;</text:span></text:p>
      <text:p text:style-name="P35"><text:s text:c="32"/><text:span text:style-name="T29">}</text:span></text:p>
      <text:p text:style-name="P35"><text:s text:c="22"/>这在所有现代浏览器中都有效，但是，混杂模式中的IE5.<text:span text:style-name="T29">x和IE6不支持margin :auto声明</text:span></text:p>
      <text:p text:style-name="P18"><text:s text:c="24"/>但是IE将text-<text:span text:style-name="T29">align:center误解为让所有东西居中，而不只是文本。因此解决方法:</text:span> <text:s text:c="2"/></text:p>
      <text:p text:style-name="P18"><text:s text:c="27"/><text:span text:style-name="T29">body{text-align:center;}</text:span></text:p>
      <text:p text:style-name="P18"><text:s text:c="27"/>.<text:span text:style-name="T29">wrapper{margin:0 auto; text-align:leftt; width:920px;}</text:span></text:p>
      <text:h text:style-name="P69" text:outline-level="2"><text:s text:c="8"/><text:span text:style-name="T29">2.布局：</text:span></text:h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 table:number-columns-repeated="2"/>
        <table:table-row>
          <table:table-cell table:style-name="表格3.A1" office:value-type="string">
            <text:p text:style-name="Table_20_Contents"/>
          </table:table-cell>
          <table:table-cell table:style-name="表格3.A1" office:value-type="string">
            <text:p text:style-name="Table_20_Contents">固定宽度布局</text:p>
          </table:table-cell>
          <table:table-cell table:style-name="表格3.A1" office:value-type="string">
            <text:p text:style-name="Table_20_Contents">流式布局</text:p>
          </table:table-cell>
          <table:table-cell table:style-name="表格3.A1" office:value-type="string">
            <text:p text:style-name="Table_20_Contents">弹性布局</text:p>
          </table:table-cell>
          <table:table-cell table:style-name="表格3.E1" office:value-type="string">
            <text:p text:style-name="Table_20_Contents">浮动布局 </text:p>
          </table:table-cell>
        </table:table-row>
        <table:table-row>
          <table:table-cell table:style-name="表格3.A2" office:value-type="string">
            <text:p text:style-name="Table_20_Contents">定义</text:p>
          </table:table-cell>
          <table:table-cell table:style-name="表格3.A2" office:value-type="string">
            <text:p text:style-name="Table_20_Contents">所有宽度都以像素为单位</text:p>
          </table:table-cell>
          <table:table-cell table:style-name="表格3.A2" office:value-type="string">
            <text:p text:style-name="P45">尺寸是百分数设置的</text:p>
          </table:table-cell>
          <table:table-cell table:style-name="表格3.A2" office:value-type="string">
            <text:p text:style-name="P47">相对于字号来设置元素的宽度。</text:p>
          </table:table-cell>
          <table:table-cell table:style-name="表格3.E2" office:value-type="string">
            <text:p text:style-name="Table_20_Contents">基于浮动的布局，最容易使用，最可靠。</text:p>
          </table:table-cell>
        </table:table-row>
        <table:table-row>
          <table:table-cell table:style-name="表格3.A2" office:value-type="string">
            <text:p text:style-name="P44">优点</text:p>
          </table:table-cell>
          <table:table-cell table:style-name="表格3.A2" office:value-type="string">
            <text:p text:style-name="Table_20_Contents">开发人员对布局和定位有更大的控制能力，最简便、最常用的布局方法。</text:p>
          </table:table-cell>
          <table:table-cell table:style-name="表格3.A2" office:value-type="string">
            <text:p text:style-name="Table_20_Contents">相对于浏览器窗口进行伸缩。非常高效地使用空间。</text:p>
          </table:table-cell>
          <table:table-cell table:style-name="表格3.A2" office:value-type="string">
            <text:p text:style-name="Table_20_Contents">以em为单位设置宽度，可以确保在字号增大时整个布局随之扩大。</text:p>
          </table:table-cell>
          <table:table-cell table:style-name="表格3.E2" office:value-type="string">
            <text:p text:style-name="Table_20_Contents">只需要设置希望定位的元素的宽度，然后将它们浮动。</text:p>
          </table:table-cell>
        </table:table-row>
        <table:table-row>
          <table:table-cell table:style-name="表格3.A2" office:value-type="string">
            <text:p text:style-name="Table_20_Contents">缺点</text:p>
          </table:table-cell>
          <table:table-cell table:style-name="表格3.A2" office:value-type="string">
            <text:p text:style-name="Table_20_Contents">不适合灵活的<text:span text:style-name="T30">web,不能有效地使用空间。</text:span></text:p>
          </table:table-cell>
          <table:table-cell table:style-name="表格3.A2" office:value-type="string">
            <text:p text:style-name="P46">在窗口宽度较小的时候，行变得很窄，很难阅读。</text:p>
            <text:p text:style-name="P46">如果横跨整个浏览器窗口，那么行会变得很长，也很难阅读。</text:p>
          </table:table-cell>
          <table:table-cell table:style-name="表格3.A2" office:value-type="string">
            <text:p text:style-name="Table_20_Contents">不能充分利用空间；在文本字号增大时，整个布局会加大，导致水平滚动条出现。</text:p>
          </table:table-cell>
          <table:table-cell table:style-name="表格3.E2" office:value-type="string">
            <text:p text:style-name="Table_20_Contents">浮动元素脱标，不再对包围他们的框产生影响。</text:p>
          </table:table-cell>
        </table:table-row>
      </table:table>
      <text:p text:style-name="Text_20_body"/>
      <text:p text:style-name="Text_20_body"><text:soft-page-break/><text:s text:c="22"/><text:span text:style-name="T32">1.浮动布局：</text:span></text:p>
      <text:p text:style-name="P37"><text:s text:c="52"/>浮动元素脱标，不再对包围他们的框产生影响。</text:p>
      <text:p text:style-name="P37"><text:s text:c="52"/>解决：常见的做法是浮动几乎所有东西，然后在整个文档的“战略点”（比如</text:p>
      <text:p text:style-name="P37"><text:s text:c="65"/>页脚）上进行一次或者两次的清理。还可以使用溢出方法清理某些元素</text:p>
      <text:p text:style-name="P37"><text:s text:c="65"/>的内容。</text:p>
      <text:p text:style-name="Text_20_body"><text:s text:c="23"/><text:span text:style-name="T32">2.固定宽度的布局</text:span></text:p>
      <text:p text:style-name="P37"><text:s text:c="53"/>此布局往往适合于浏览器默认文本字号。但是，只要给文本字号增加几级，边</text:p>
      <text:p text:style-name="P37"><text:s text:c="53"/>栏就会挤满空间并且行长变短，阅读起来不舒服。</text:p>
      <text:p text:style-name="P37"><text:s text:c="52"/>解决：使用流式布局或者弹性布局代替固定宽度的布局。</text:p>
      <text:p text:style-name="Text_20_body"><text:s text:c="28"/><text:span text:style-name="T32">3.流式布局</text:span></text:p>
      <text:p text:style-name="P37"><text:s text:c="52"/>在窗口宽度较小的时候，行变得很窄，很难阅读。</text:p>
      <text:p text:style-name="P37"><text:s text:c="53"/>解决： 有必要添加以像素或<text:span text:style-name="T31">em为单位的min-width.如果min-width设置的 </text:span></text:p>
      <text:p text:style-name="P56"><text:s text:c="72"/>太大，也会遇到与固定布局相同的限制。</text:p>
      <text:p text:style-name="P37"><text:s text:c="53"/>如果横跨整个浏览器窗口，那么行会变得很长，也很难阅读。</text:p>
      <text:p text:style-name="P37"><text:s text:c="53"/>解决: <text:s text:c="3"/>法一：让容器只是跨越宽度的一部分 </text:p>
      <text:p text:style-name="P37"><text:s text:c="71"/>法二：用百分数设置内边距和外边距。</text:p>
      <text:p text:style-name="P37"><text:s text:c="71"/>法三：为容器设置max-<text:span text:style-name="T31">width</text:span>）</text:p>
      <text:p text:style-name="Text_20_body"><text:s text:c="27"/>4.弹性布局</text:p>
      <text:p text:style-name="P38"><text:s text:c="62"/>在文本字号增大时，整个布局会加大，导致水平滚动条出现。</text:p>
      <text:p text:style-name="P39"><text:s text:c="65"/>解决：在容器<text:span text:style-name="T33">div上添加max-width:100%. 但是IE6和更低版本不支 <text:s/></text:span></text:p>
      <text:p text:style-name="P57"><text:s text:c="77"/>持max-width,可以使用JS。</text:p>
      <text:h text:style-name="Heading_20_2" text:outline-level="2"><text:s text:c="9"/>3.流式和弹性图像</text:h>
      <text:p text:style-name="Text_20_body"><text:s text:c="24"/><text:span text:style-name="T33">1）.对于需要跨越大区域的图像，可以使用背景图像。</text:span></text:p>
      <text:p text:style-name="P40"><text:s text:c="24"/><text:span text:style-name="T33">2）.对于常规内容图像，可能希望它们垂直好水平伸缩以避免被剪切。为此，可以将图像元 <text:s text:c="6"/></text:span></text:p>
      <text:p text:style-name="P58"><text:s text:c="31"/>素添加到没有设置任何尺寸的页面上，然后设置图像的百分数宽度，，并且给图像添加</text:p>
      <text:p text:style-name="P58"><text:s text:c="31"/>max-width:100% 以避免像素失真。</text:p>
      <text:h text:style-name="Heading_20_1" text:outline-level="1">八.<text:span text:style-name="T35">bug和修复bug</text:span></text:h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1.499cm" fo:margin-right="0cm" fo:margin-top="0.247cm" fo:margin-bottom="0.212cm" loext:contextual-spacing="false" fo:text-indent="0cm" style:auto-text-indent="false" style:shadow="none"/>
      <style:text-properties style:font-name="Liberation Serif" fo:font-family="'Liberation Serif'" style:font-family-generic="roman" style:font-pitch="variable" fo:font-size="14pt" fo:font-weight="normal" style:font-name-asian="Noto Sans CJK SC Regular" style:font-family-asian="'Noto Sans CJK SC Regular'" style:font-family-generic-asian="system" style:font-pitch-asian="variable" style:font-size-asian="14pt" style:font-weight-asian="normal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Noto Sans CJK SC Regular" style:font-family-complex="'Noto Sans CJK SC Regular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fo:line-height="115%" style:page-number="auto" fo:background-color="transparent" style:shadow="none" style:join-border="false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3cm" fo:margin-right="0cm" fo:margin-top="0.353cm" fo:margin-bottom="0.212cm" loext:contextual-spacing="false" fo:text-indent="0cm" style:auto-text-indent="false" style:shadow="none"/>
      <style:text-properties fo:font-size="14pt" fo:font-weight="normal" style:font-size-asian="110%" style:font-weight-asian="normal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1:53:23.032248970</meta:creation-date>
    <dc:date>2018-08-16T15:10:41.028024680</dc:date>
    <meta:editing-duration>PT38M30S</meta:editing-duration>
    <meta:editing-cycles>9</meta:editing-cycles>
    <meta:generator>LibreOffice/6.0.3.2$Linux_X86_64 LibreOffice_project/00m0$Build-2</meta:generator>
    <meta:document-statistic meta:table-count="3" meta:image-count="0" meta:object-count="0" meta:page-count="9" meta:paragraph-count="226" meta:word-count="3649" meta:character-count="9135" meta:non-whitespace-character-count="4873"/>
  </office:meta>
</office:document-meta>
</file>